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svg:stroke-width="0.02cm" svg:stroke-color="#6b0094" draw:marker-start-width="0.23cm" draw:marker-end-width="0.23cm" draw:fill="solid" draw:fill-color="#ffffff" draw:opacity="30%" draw:textarea-horizontal-align="left" draw:auto-grow-height="true" draw:auto-grow-width="true" fo:min-height="0cm" fo:min-width="1.406cm" draw:shadow-opacity="30%"/>
    </style:style>
    <style:style style:name="gr2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553cm"/>
    </style:style>
    <style:style style:name="gr24" style:family="graphic" style:parent-style-name="standard">
      <style:graphic-properties svg:stroke-width="0.02cm" svg:stroke-color="#6b0094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.25cm" fo:min-width="1.037cm"/>
    </style:style>
    <style:style style:name="gr2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5cm"/>
    </style:style>
    <style:style style:name="gr27" style:family="graphic" style:parent-style-name="objectwithoutfill">
      <style:graphic-properties svg:stroke-width="0.02cm" svg:stroke-color="#6b0094" draw:marker-start="Arrow" draw:marker-start-width="0.18cm" draw:marker-end="" draw:marker-end-width="0.21cm" draw:fill="none" draw:textarea-vertical-align="middle" fo:padding-top="0.135cm" fo:padding-bottom="0.135cm" fo:padding-left="0.26cm" fo:padding-right="0.26cm"/>
    </style:style>
    <style:style style:name="gr28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082cm" fo:padding-top="0.135cm" fo:padding-bottom="0.135cm" fo:padding-left="0.26cm" fo:padding-right="0.26cm"/>
    </style:style>
    <style:style style:name="gr36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24cm" fo:padding-top="0.135cm" fo:padding-bottom="0.135cm" fo:padding-left="0.26cm" fo:padding-right="0.26cm"/>
    </style:style>
    <style:style style:name="gr37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626cm" fo:min-width="1.762cm" fo:padding-top="0.135cm" fo:padding-bottom="0.135cm" fo:padding-left="0.26cm" fo:padding-right="0.26cm"/>
    </style:style>
    <style:style style:name="gr38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53cm" fo:min-width="2.811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6b00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width="0.02cm" svg:stroke-color="#6b0094" draw:marker-start-width="0.23cm" draw:marker-end="Arrow" draw:marker-end-width="0.18cm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objectwithoutfill">
      <style:graphic-properties draw:stroke="dash" draw:stroke-dash="replikace"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278cm"/>
    </style:style>
    <style:style style:name="gr44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4cm"/>
    </style:style>
    <style:style style:name="gr45" style:family="graphic" style:parent-style-name="objectwithoutfill">
      <style:graphic-properties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675cm"/>
    </style:style>
    <style:style style:name="gr47" style:family="graphic" style:parent-style-name="standard">
      <style:graphic-properties svg:stroke-width="0.02cm" svg:stroke-color="#6b0094" draw:marker-start-width="0.23cm" draw:marker-end-width="0.23cm" draw:fill="none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8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019cm" fo:min-width="0.832cm"/>
    </style:style>
    <style:style style:name="gr4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177cm" fo:min-width="0cm"/>
    </style:style>
    <style:style style:name="gr64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611cm"/>
    </style:style>
    <style:style style:name="gr6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.19cm"/>
    </style:style>
    <style:style style:name="gr66" style:family="graphic" style:parent-style-name="objectwithoutfill">
      <style:graphic-properties svg:stroke-width="0.02cm" svg:stroke-color="#6b0094" draw:marker-start="Arrow" draw:marker-start-width="0.18cm" draw:marker-end="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6b0094" fo:font-family="'Ubuntu Light'" style:font-pitch="variable"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b0094" fo:font-family="'Ubuntu Light'" style:font-pitch="variable"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b0094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color="#6b0094" fo:font-family="'Ubuntu Light'" style:font-pitch="variable" fo:font-size="9pt" style:font-size-asian="9pt" style:font-size-complex="9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6b0094" fo:font-family="'Ubuntu Light'" style:font-pitch="variable" fo:font-size="9pt" style:font-size-asian="9pt" style:font-size-complex="9pt"/>
    </style:style>
    <style:style style:name="P15" style:family="paragraph">
      <style:paragraph-properties fo:text-align="center"/>
      <style:text-properties fo:color="#6b0094" fo:font-family="'Ubuntu Light'" style:font-pitch="variable" fo:font-size="9pt" style:font-size-asian="9pt" style:font-size-complex="9pt"/>
    </style:style>
    <style:style style:name="P16" style:family="paragraph"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end"/>
      <style:text-properties fo:color="#6b0094" fo:font-family="'Ubuntu Light'" style:font-pitch="variable" fo:font-size="8pt" style:font-size-asian="8pt" style:font-size-complex="8pt"/>
    </style:style>
    <style:style style:name="P18" style:family="paragraph">
      <style:paragraph-properties fo:text-align="end"/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fo:font-family="'Ubuntu Light'" style:font-pitch="variable" fo:font-size="8pt" style:font-size-asian="8pt" style:font-size-complex="8pt"/>
    </style:style>
    <style:style style:name="T4" style:family="text"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6b0094" fo:font-family="'Ubuntu Light'" style:font-pitch="variable" fo:font-size="8pt" style:font-size-asian="8pt" style:font-size-complex="8pt"/>
    </style:style>
    <style:style style:name="T6" style:family="text">
      <style:text-properties fo:color="#6b0094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6b0094" fo:font-family="'Ubuntu Light'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 xml:id="id13" draw:id="id13">
          <draw:custom-shape draw:style-name="gr1" draw:text-style-name="P1" draw:layer="layout" svg:width="1.026cm" svg:height="0.449cm" svg:x="2.241cm" svg:y="9.7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026cm" svg:height="0.215cm" svg:x="2.241cm" svg:y="9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026cm" svg:height="0.451cm" svg:x="2.241cm" svg:y="9.4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1.026cm" svg:height="0.215cm" svg:x="2.241cm" svg:y="9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26cm" svg:height="0.449cm" svg:x="2.241cm" svg:y="9.1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1.026cm" svg:height="0.225cm" svg:x="2.241cm" svg:y="9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643cm" svg:height="0.607cm" svg:x="1.933cm" svg:y="8.249cm">
          <draw:text-box>
            <text:p text:style-name="P2"><text:span text:style-name="T1">master</text:span></text:p>
          </draw:text-box>
        </draw:frame>
        <draw:g xml:id="id14" draw:id="id14">
          <draw:custom-shape draw:style-name="gr8" draw:text-style-name="P1" draw:layer="layout" svg:width="1.026cm" svg:height="0.449cm" svg:x="6.241cm" svg:y="9.79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" draw:layer="layout" svg:width="1.026cm" svg:height="0.215cm" svg:x="6.241cm" svg:y="9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026cm" svg:height="0.451cm" svg:x="6.241cm" svg:y="9.49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" draw:layer="layout" svg:width="1.026cm" svg:height="0.215cm" svg:x="6.241cm" svg:y="9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026cm" svg:height="0.449cm" svg:x="6.241cm" svg:y="9.20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1.026cm" svg:height="0.225cm" svg:x="6.241cm" svg:y="9.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xml:id="id2" draw:id="id2" draw:layer="layout" svg:width="1.643cm" svg:height="0.645cm" svg:x="5.933cm" svg:y="8.23cm">
          <draw:text-box>
            <text:p text:style-name="P2"><text:span text:style-name="T2">slave1</text:span></text:p>
          </draw:text-box>
        </draw:frame>
        <draw:g xml:id="id9" draw:id="id9">
          <draw:custom-shape draw:style-name="gr15" draw:text-style-name="P1" draw:layer="layout" svg:width="1.025cm" svg:height="0.449cm" svg:x="10.227cm" svg:y="9.8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025cm" svg:height="0.215cm" svg:x="10.227cm" svg:y="9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1.025cm" svg:height="0.451cm" svg:x="10.227cm" svg:y="9.52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" draw:layer="layout" svg:width="1.025cm" svg:height="0.215cm" svg:x="10.227cm" svg:y="9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1.025cm" svg:height="0.449cm" svg:x="10.227cm" svg:y="9.23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0" draw:text-style-name="P1" draw:layer="layout" svg:width="1.025cm" svg:height="0.225cm" svg:x="10.227cm" svg:y="9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draw:layer="layout" svg:width="1.643cm" svg:height="0.645cm" svg:x="9.918cm" svg:y="8.259cm">
          <draw:text-box>
            <text:p text:style-name="P2"><text:span text:style-name="T2">slave2</text:span></text:p>
          </draw:text-box>
        </draw:frame>
        <draw:frame draw:style-name="gr22" draw:text-style-name="P5" draw:layer="layout" svg:width="1.906cm" svg:height="0.569cm" svg:x="3.801cm" svg:y="9.675cm">
          <draw:text-box>
            <text:p><text:span text:style-name="T3">synchronní</text:span></text:p>
          </draw:text-box>
        </draw:frame>
        <draw:frame draw:style-name="gr23" draw:text-style-name="P7" draw:layer="layout" svg:width="2.053cm" svg:height="0.569cm" svg:x="7.721cm" svg:y="9.675cm">
          <draw:text-box>
            <text:p text:style-name="P6"><text:span text:style-name="T3">asynchronní</text:span></text:p>
          </draw:text-box>
        </draw:frame>
        <draw:custom-shape draw:style-name="gr24" draw:text-style-name="P6" draw:layer="layout" svg:width="13.85cm" svg:height="3.32cm" svg:x="0.699cm" svg:y="7.307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2.381cm" svg:height="0.607cm" svg:x="0.786cm" svg:y="7.429cm">
          <draw:text-box>
            <text:p text:style-name="P8"><text:span text:style-name="T4">KGI cluster</text:span></text:p>
          </draw:text-box>
        </draw:frame>
        <draw:frame draw:style-name="gr26" draw:text-style-name="P5" draw:layer="layout" svg:width="2.665cm" svg:height="0.569cm" svg:x="1.422cm" svg:y="8.679cm">
          <draw:text-box>
            <text:p><text:span text:style-name="T5">IP 192.168.0.100</text:span></text:p>
          </draw:text-box>
        </draw:frame>
        <draw:connector draw:style-name="gr27" draw:text-style-name="P6" draw:layer="layout" draw:type="line" svg:x1="7.578cm" svg:y1="6.229cm" svg:x2="6.754cm" svg:y2="8.23cm" draw:start-shape="id1" draw:start-glue-point="2" draw:end-shape="id2" draw:end-glue-point="0" svg:d="m7578 6229-824 2001" svg:viewBox="0 0 825 2002">
          <text:p/>
        </draw:connector>
        <draw:g>
          <draw:custom-shape draw:style-name="gr28" draw:text-style-name="P1" draw:layer="layout" svg:width="1.008cm" svg:height="0.449cm" svg:x="7.074cm" svg:y="5.6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1.008cm" svg:height="0.215cm" svg:x="7.074cm" svg:y="5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.008cm" svg:height="0.451cm" svg:x="7.074cm" svg:y="5.38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" draw:layer="layout" svg:width="1.008cm" svg:height="0.215cm" svg:x="7.074cm" svg:y="5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1.008cm" svg:height="0.449cm" svg:x="7.074cm" svg:y="5.09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1" draw:layer="layout" svg:width="1.008cm" svg:height="0.225cm" svg:x="7.074cm" svg:y="5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11" draw:layer="layout" svg:width="1.732cm" svg:height="0.607cm" svg:x="0.768cm" svg:y="4.44cm">
          <draw:text-box>
            <text:p text:style-name="P10"><text:span text:style-name="T6">pgpool</text:span></text:p>
          </draw:text-box>
        </draw:frame>
        <draw:frame draw:style-name="gr35" draw:text-style-name="P12" xml:id="id8" draw:id="id8" draw:layer="layout" svg:width="1.6cm" svg:height="0.63cm" svg:x="6.782cm" svg:y="1.133cm">
          <draw:text-box>
            <text:p><text:span text:style-name="T7">ArcGIS</text:span></text:p>
          </draw:text-box>
        </draw:frame>
        <draw:frame draw:style-name="gr36" draw:text-style-name="P12" xml:id="id7" draw:id="id7" draw:layer="layout" svg:width="1.6cm" svg:height="0.63cm" svg:x="6.782cm" svg:y="2.502cm">
          <draw:text-box>
            <text:p><text:span text:style-name="T7">ArcSDE</text:span></text:p>
          </draw:text-box>
        </draw:frame>
        <draw:frame draw:style-name="gr37" draw:text-style-name="P14" xml:id="id3" draw:id="id3" draw:layer="layout" svg:width="1.7cm" svg:height="0.983cm" svg:x="9.381cm" svg:y="1.133cm">
          <draw:text-box>
            <text:p text:style-name="P13"><text:span text:style-name="T7">webová</text:span></text:p>
            <text:p text:style-name="P13"><text:span text:style-name="T7">aplikace</text:span></text:p>
          </draw:text-box>
        </draw:frame>
        <draw:frame draw:style-name="gr38" draw:text-style-name="P15" xml:id="id5" draw:id="id5" draw:layer="layout" svg:width="2.478cm" svg:height="0.983cm" svg:x="3.3cm" svg:y="1.133cm">
          <draw:text-box>
            <text:p text:style-name="P6"><text:span text:style-name="T7">administrátor databáze</text:span></text:p>
          </draw:text-box>
        </draw:frame>
        <draw:custom-shape draw:style-name="gr24" draw:text-style-name="P6" xml:id="id1" draw:id="id1" draw:layer="layout" svg:width="13.85cm" svg:height="1.9cm" svg:x="0.653cm" svg:y="4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6" draw:layer="layout" draw:type="line" svg:x1="10.231cm" svg:y1="2.116cm" svg:x2="8.788cm" svg:y2="4.33cm" draw:start-shape="id3" draw:start-glue-point="2" draw:end-shape="id4" draw:end-glue-point="0" svg:d="m10231 2116-1443 2214" svg:viewBox="0 0 1444 2215">
          <text:p/>
        </draw:connector>
        <draw:connector draw:style-name="gr39" draw:text-style-name="P6" draw:layer="layout" draw:type="line" svg:x1="4.539cm" svg:y1="2.116cm" svg:x2="6.372cm" svg:y2="4.33cm" draw:start-shape="id5" draw:start-glue-point="2" draw:end-shape="id6" draw:end-glue-point="0" svg:d="m4539 2116 1833 2214" svg:viewBox="0 0 1834 2215">
          <text:p/>
        </draw:connector>
        <draw:connector draw:style-name="gr39" draw:text-style-name="P6" draw:layer="layout" draw:type="line" svg:x1="7.582cm" svg:y1="3.132cm" svg:x2="8.788cm" svg:y2="4.33cm" draw:start-shape="id7" draw:start-glue-point="2" draw:end-shape="id4" draw:end-glue-point="0" svg:d="m7582 3132 1206 1198" svg:viewBox="0 0 1207 1199">
          <text:p/>
        </draw:connector>
        <draw:connector draw:style-name="gr39" draw:text-style-name="P6" draw:layer="layout" draw:type="line" svg:x1="7.582cm" svg:y1="1.763cm" svg:x2="7.582cm" svg:y2="2.502cm" draw:start-shape="id8" draw:start-glue-point="2" draw:end-shape="id7" svg:d="m7582 1763v739" svg:viewBox="0 0 1 740">
          <text:p/>
        </draw:connector>
        <draw:frame draw:style-name="gr40" draw:text-style-name="P7" xml:id="id4" draw:id="id4" draw:layer="layout" svg:width="1.145cm" svg:height="0.887cm" svg:x="8.216cm" svg:y="4.33cm">
          <draw:text-box>
            <text:p text:style-name="P6"><text:span text:style-name="T5">port</text:span></text:p>
            <text:p text:style-name="P6"><text:span text:style-name="T5">9999</text:span></text:p>
          </draw:text-box>
        </draw:frame>
        <draw:frame draw:style-name="gr41" draw:text-style-name="P7" draw:layer="layout" svg:width="2.018cm" svg:height="0.569cm" svg:x="9.281cm" svg:y="11.223cm">
          <draw:text-box>
            <text:p text:style-name="P6"><text:span text:style-name="T3">asynchronní</text:span></text:p>
          </draw:text-box>
        </draw:frame>
        <draw:connector draw:style-name="gr42" draw:text-style-name="P6" draw:layer="layout" draw:type="curve" svg:x1="10.739cm" svg:y1="10.269cm" svg:x2="12.284cm" svg:y2="12.267cm" draw:start-shape="id9" draw:start-glue-point="2" draw:end-shape="id10" draw:end-glue-point="0" svg:d="m10739 10269c0 1498 1545 500 1545 1998" svg:viewBox="0 0 1546 1999">
          <text:p/>
        </draw:connector>
        <draw:frame draw:style-name="gr43" draw:text-style-name="P7" xml:id="id11" draw:id="id11" draw:layer="layout" svg:width="1.933cm" svg:height="0.887cm" svg:x="12.4cm" svg:y="9.642cm">
          <draw:text-box>
            <text:p text:style-name="P6"><text:span text:style-name="T5">záloha</text:span></text:p>
            <text:p text:style-name="P6"><text:span text:style-name="T5">(pg_dump)</text:span></text:p>
          </draw:text-box>
        </draw:frame>
        <draw:frame draw:style-name="gr44" draw:text-style-name="P5" draw:layer="layout" svg:width="2.664cm" svg:height="0.569cm" svg:x="5.463cm" svg:y="8.679cm">
          <draw:text-box>
            <text:p><text:span text:style-name="T5">IP 192.168.0.101</text:span></text:p>
          </draw:text-box>
        </draw:frame>
        <draw:frame draw:style-name="gr44" draw:text-style-name="P5" draw:layer="layout" svg:width="2.664cm" svg:height="0.569cm" svg:x="9.407cm" svg:y="8.708cm">
          <draw:text-box>
            <text:p><text:span text:style-name="T5">IP 192.168.0.102</text:span></text:p>
          </draw:text-box>
        </draw:frame>
        <draw:connector draw:style-name="gr45" draw:text-style-name="P6" draw:layer="layout" draw:type="line" svg:x1="11.252cm" svg:y1="9.752cm" svg:x2="12.4cm" svg:y2="10.085cm" draw:start-shape="id9" draw:start-glue-point="1" draw:end-shape="id11" draw:end-glue-point="3" svg:d="m11252 9752 1148 333" svg:viewBox="0 0 1149 334">
          <text:p/>
        </draw:connector>
        <draw:connector draw:style-name="gr42" draw:text-style-name="P6" draw:layer="layout" draw:type="curve" svg:x1="10.739cm" svg:y1="10.269cm" svg:x2="7.573cm" svg:y2="12.267cm" draw:start-shape="id9" draw:start-glue-point="2" draw:end-shape="id12" draw:end-glue-point="0" svg:d="m10739 10269c0 1498-3166 500-3166 1998" svg:viewBox="0 0 3167 1999">
          <text:p/>
        </draw:connector>
        <draw:connector draw:style-name="gr42" draw:text-style-name="P6" draw:layer="layout" draw:type="line" svg:x1="3.267cm" svg:y1="9.694cm" svg:x2="6.241cm" svg:y2="9.723cm" draw:start-shape="id13" draw:start-glue-point="1" draw:end-shape="id14" draw:end-glue-point="3" svg:d="m3267 9694 2974 29" svg:viewBox="0 0 2975 30">
          <text:p/>
        </draw:connector>
        <draw:connector draw:style-name="gr42" draw:text-style-name="P6" draw:layer="layout" draw:type="line" svg:x1="7.267cm" svg:y1="9.723cm" svg:x2="10.227cm" svg:y2="9.752cm" draw:start-shape="id14" draw:start-glue-point="1" draw:end-shape="id9" draw:end-glue-point="3" svg:d="m7267 9723 2960 29" svg:viewBox="0 0 2961 30">
          <text:p/>
        </draw:connector>
        <draw:frame draw:style-name="gr46" draw:text-style-name="P5" draw:layer="layout" svg:width="3.609cm" svg:height="0.569cm" svg:x="10.801cm" svg:y="4.388cm">
          <draw:text-box>
            <text:p><text:span text:style-name="T5">veřejná IP 158.194.94.93</text:span></text:p>
          </draw:text-box>
        </draw:frame>
        <draw:custom-shape draw:style-name="gr47" draw:text-style-name="P6" draw:layer="layout" svg:width="13.85cm" svg:height="2.6cm" svg:x="0.653cm" svg:y="0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1.996cm" svg:height="0.607cm" svg:x="0.768cm" svg:y="1.041cm">
          <draw:text-box>
            <text:p><text:span text:style-name="T4">uživatelé</text:span></text:p>
          </draw:text-box>
        </draw:frame>
        <draw:g>
          <draw:g>
            <draw:custom-shape draw:style-name="gr49" draw:text-style-name="P1" draw:layer="layout" svg:width="1.008cm" svg:height="0.449cm" svg:x="10.275cm" svg:y="13.4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1" draw:layer="layout" svg:width="1.008cm" svg:height="0.215cm" svg:x="10.275cm" svg:y="13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1.008cm" svg:height="0.451cm" svg:x="10.275cm" svg:y="13.1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1" draw:layer="layout" svg:width="1.008cm" svg:height="0.215cm" svg:x="10.275cm" svg:y="13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" draw:layer="layout" svg:width="1.008cm" svg:height="0.449cm" svg:x="10.275cm" svg:y="12.9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1" draw:layer="layout" svg:width="1.008cm" svg:height="0.225cm" svg:x="10.275cm" svg:y="12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5" draw:text-style-name="P4" draw:layer="layout" svg:width="1.615cm" svg:height="0.645cm" svg:x="9.972cm" svg:y="12.3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0" draw:id="id10" draw:layer="layout" svg:width="4.41cm" svg:height="1.8cm" svg:x="10.079cm" svg:y="12.267cm">
          <text:p/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3.004cm" svg:height="0.887cm" svg:x="11.513cm" svg:y="12.296cm">
          <draw:text-box>
            <text:p text:style-name="P13"><text:span text:style-name="T5">Streaming replikace</text:span></text:p>
            <text:p text:style-name="P13"><text:span text:style-name="T5">stejná platforma</text:span></text:p>
          </draw:text-box>
        </draw:frame>
        <draw:g>
          <draw:g>
            <draw:custom-shape draw:style-name="gr56" draw:text-style-name="P1" draw:layer="layout" svg:width="1.008cm" svg:height="0.449cm" svg:x="5.564cm" svg:y="13.4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7" draw:text-style-name="P1" draw:layer="layout" svg:width="1.008cm" svg:height="0.215cm" svg:x="5.564cm" svg:y="13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1.008cm" svg:height="0.451cm" svg:x="5.564cm" svg:y="13.1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9" draw:text-style-name="P1" draw:layer="layout" svg:width="1.008cm" svg:height="0.215cm" svg:x="5.564cm" svg:y="13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1.008cm" svg:height="0.449cm" svg:x="5.564cm" svg:y="12.9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1" draw:text-style-name="P1" draw:layer="layout" svg:width="1.008cm" svg:height="0.225cm" svg:x="5.564cm" svg:y="12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2" draw:text-style-name="P4" draw:layer="layout" svg:width="1.615cm" svg:height="0.645cm" svg:x="5.261cm" svg:y="12.3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2" draw:id="id12" draw:layer="layout" svg:width="4.41cm" svg:height="1.8cm" svg:x="5.368cm" svg:y="12.267cm">
          <text:p/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2.263cm" svg:height="0.887cm" svg:x="7.535cm" svg:y="12.296cm">
          <draw:text-box>
            <text:p text:style-name="P13"><text:span text:style-name="T5">Slony-I</text:span></text:p>
            <text:p text:style-name="P13"><text:span text:style-name="T5">jiná platforma</text:span></text:p>
          </draw:text-box>
        </draw:frame>
        <draw:frame draw:style-name="gr64" draw:text-style-name="P5" draw:layer="layout" svg:width="3.554cm" svg:height="0.569cm" svg:x="10.854cm" svg:y="5.631cm">
          <draw:text-box>
            <text:p><text:span text:style-name="T5">vnitřní <text:s/>IP 192.168.1.103</text:span></text:p>
          </draw:text-box>
        </draw:frame>
        <draw:frame draw:style-name="gr65" draw:text-style-name="P7" xml:id="id6" draw:id="id6" draw:layer="layout" svg:width="1.145cm" svg:height="0.887cm" svg:x="5.8cm" svg:y="4.33cm">
          <draw:text-box>
            <text:p text:style-name="P6"><text:span text:style-name="T5">port</text:span></text:p>
            <text:p text:style-name="P6"><text:span text:style-name="T5">9898</text:span></text:p>
          </draw:text-box>
        </draw:frame>
        <draw:frame draw:style-name="gr25" draw:text-style-name="P18" draw:layer="layout" svg:width="2.971cm" svg:height="0.607cm" svg:x="6.929cm" svg:y="13.43cm">
          <draw:text-box>
            <text:p text:style-name="P13"><text:span text:style-name="T4">jiné pracoviště</text:span></text:p>
          </draw:text-box>
        </draw:frame>
        <draw:frame draw:style-name="gr25" draw:text-style-name="P16" draw:layer="layout" svg:width="3.15cm" svg:height="0.607cm" svg:x="11.629cm" svg:y="13.431cm">
          <draw:text-box>
            <text:p><text:span text:style-name="T4">jiné pracoviště</text:span></text:p>
          </draw:text-box>
        </draw:frame>
        <draw:line draw:style-name="gr66" draw:text-style-name="P6" draw:layer="layout" svg:x1="7.7cm" svg:y1="6.291cm" svg:x2="10.6cm" svg:y2="8.3cm">
          <text:p/>
        </draw:line>
        <draw:line draw:style-name="gr39" draw:text-style-name="P6" draw:layer="layout" svg:x1="7.4cm" svg:y1="6.31cm" svg:x2="2.8cm" svg:y2="8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3T08:44:53</dc:date>
    <dc:creator>Markét </dc:creator>
    <meta:editing-duration>P1DT16H22M22S</meta:editing-duration>
    <meta:editing-cycles>20</meta:editing-cycles>
    <meta:generator>LibreOffice/3.5$Linux_x86 LibreOffice_project/350m1$Build-2</meta:generator>
    <meta:document-statistic meta:object-count="88"/>
  </office:meta>
</office:document-meta>
</file>